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language="es" fo:country="ES" officeooo:rsid="00142c49" officeooo:paragraph-rsid="001768b6"/>
    </style:style>
    <style:style style:name="P4" style:family="paragraph" style:parent-style-name="Standard">
      <style:text-properties fo:language="es" fo:country="ES" officeooo:rsid="0015c02b" officeooo:paragraph-rsid="0015c02b"/>
    </style:style>
    <style:style style:name="P5" style:family="paragraph" style:parent-style-name="Standard">
      <style:text-properties fo:language="es" fo:country="ES" officeooo:rsid="001768b6" officeooo:paragraph-rsid="001768b6"/>
    </style:style>
    <style:style style:name="P6" style:family="paragraph" style:parent-style-name="Standard">
      <style:text-properties fo:language="es" fo:country="ES" officeooo:rsid="00194c5c" officeooo:paragraph-rsid="00194c5c"/>
    </style:style>
    <style:style style:name="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language="es" fo:country="ES" officeooo:rsid="0015c02b" officeooo:paragraph-rsid="0015c02b"/>
    </style:style>
    <style:style style:name="P9" style:family="paragraph" style:parent-style-name="Standard">
      <style:text-properties fo:language="es" fo:country="ES" officeooo:rsid="001a021e" officeooo:paragraph-rsid="001a021e"/>
    </style:style>
    <style:style style:name="P10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a021e" style:font-size-asian="10pt" style:font-style-asian="italic" style:font-size-complex="10pt" style:font-style-complex="italic"/>
    </style:style>
    <style:style style:name="P11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a021e" style:font-style-asian="italic" style:font-style-complex="italic"/>
    </style:style>
    <style:style style:name="T1" style:family="text">
      <style:text-properties officeooo:rsid="000861d4"/>
    </style:style>
    <style:style style:name="T2" style:family="text">
      <style:text-properties officeooo:rsid="000f82d8"/>
    </style:style>
    <style:style style:name="T3" style:family="text">
      <style:text-properties officeooo:rsid="0015c02b"/>
    </style:style>
    <style:style style:name="T4" style:family="text">
      <style:text-properties officeooo:rsid="001768b6"/>
    </style:style>
    <style:style style:name="T5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6" style:family="text">
      <style:text-properties fo:font-variant="normal" fo:text-transform="none" fo:color="#333333" style:font-name="Georgia" fo:letter-spacing="normal" fo:font-style="normal" fo:font-weight="normal"/>
    </style:style>
    <style:style style:name="T7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8" style:family="text">
      <style:text-properties officeooo:rsid="000e68d9"/>
    </style:style>
    <style:style style:name="T9" style:family="text">
      <style:text-properties officeooo:rsid="001a021e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aderno <text:span text:style-name="T1">@seguriactiva de e</text:span>jercicios Menores <text:span text:style-name="T1">en La Red</text:span></text:p>
      <text:p text:style-name="P2"/>
      <text:p text:style-name="P2"><text:span text:style-name="T3">SOFTWARE MALICIOSO</text:span> – <text:s text:c="2"/><text:span text:style-name="T2">APUNTES DEL PROFESOR</text:span></text:p>
      <text:p text:style-name="P4">Si somos imprudentes existen muchas formas de contagiar nuestro ordenador, móvil o tablet con un virus o cualquier otro software malicioso.</text:p>
      <text:p text:style-name="P9">El software malicioso puede hacer que nuestro dispositivo se bloquee, que nos robe datos, que vaya más lento todo, etc.</text:p>
      <text:p text:style-name="P4">Debemos hacer ver a niños y niñas que nuestros dispositivos desempeñan un papel muy importante en nuestras vidas y que debemos protegerlos <text:span text:style-name="T9">y cuidarlos</text:span>.</text:p>
      <text:p text:style-name="P4">No debemos instalar cualquier programa sin estar seguros de que es seguro.</text:p>
      <text:p text:style-name="P4">No debemos pulsar cualquier enlace sin estar seguros de que es seguro. <text:span text:style-name="T4">Pulsar un simple enlace sospechoso puede causarnos problemas y se nos puede instalar, sin nuestro consentimiento, un virus. </text:span></text:p>
      <text:p text:style-name="P5">Antes de instalar un programa nuevo, también ayuda comentarlo con amigos, padre, madre para asegurarnos <text:span text:style-name="T9">de que es de confianza</text:span>.</text:p>
      <text:p text:style-name="P6">Y, ¿qué hacer si tenemos un virus <text:span text:style-name="T9">o lo sospechamos</text:span>?. Comentar todo esto en clase.</text:p>
      <text:p text:style-name="P3">Trabajar todos estos conceptos en el aula con la hoja de ejercicios y ejemplos adicion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style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a021e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a021e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0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09:12.384268945</dc:date>
    <dc:creator>Juan Romero</dc:creator>
    <meta:editing-duration>PT4H10M50S</meta:editing-duration>
    <meta:editing-cycles>19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188" meta:character-count="1300" meta:non-whitespace-character-count="1117"/>
  </office:meta>
</office:document-meta>
</file>